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normal" style:font-size-asian="7pt" style:font-style-asian="normal" style:font-weight-asian="normal" style:font-name-complex="sansserif" style:font-size-complex="7pt" style:font-style-complex="normal" style:font-weight-complex="normal"/>
    </style:style>
    <style:style style:name="T1" style:family="text">
      <style:text-properties fo:color="#000000" style:font-name="sansserif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sansserif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sansserif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pan text:style-name="T1">Matrícula</text:span></text:p>
          </table:table-cell>
          <table:table-cell table:style-name="ce1" office:value-type="string" calcext:value-type="string">
            <text:p><text:span text:style-name="T1">Nome do Aluno</text:span>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hobbie</text:p>
          </table:table-cell>
          <table:table-cell table:style-name="ce1" office:value-type="string" calcext:value-type="string">
            <text:p>dica</text:p>
          </table:table-cell>
          <table:table-cell table:style-name="ce1"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<text:span text:style-name="T2">225063062</text:span></text:p>
          </table:table-cell>
          <table:table-cell office:value-type="string" calcext:value-type="string">
            <text:p><text:span text:style-name="T2">ABEL NUNES NETO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3</text:span></text:p>
          </table:table-cell>
          <table:table-cell office:value-type="string" calcext:value-type="string">
            <text:p><text:span text:style-name="T2">ALECSANDRE NAZARETH BAIENSE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9</text:span></text:p>
          </table:table-cell>
          <table:table-cell office:value-type="string" calcext:value-type="string">
            <text:p><text:span text:style-name="T2">ARTHUR NUNES DE MAGALHA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9</text:span></text:p>
          </table:table-cell>
          <table:table-cell office:value-type="string" calcext:value-type="string">
            <text:p><text:span text:style-name="T2">ARTHUR SANTIAGO LOURENCO SOAR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63</text:span></text:p>
          </table:table-cell>
          <table:table-cell office:value-type="string" calcext:value-type="string">
            <text:p><text:span text:style-name="T2">BERNARDO GARRIDO MOITINHO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60</text:span></text:p>
          </table:table-cell>
          <table:table-cell office:value-type="string" calcext:value-type="string">
            <text:p><text:span text:style-name="T2">BRUNA LIA MADEIRA CERQUEIR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7</text:span></text:p>
          </table:table-cell>
          <table:table-cell office:value-type="string" calcext:value-type="string">
            <text:p><text:span text:style-name="T2">BRUNO MEIRELES DE FARIA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8</text:span></text:p>
          </table:table-cell>
          <table:table-cell office:value-type="string" calcext:value-type="string">
            <text:p><text:span text:style-name="T2">CARLOS DANIEL AZEVEDO LOBATO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2</text:span></text:p>
          </table:table-cell>
          <table:table-cell office:value-type="string" calcext:value-type="string">
            <text:p><text:span text:style-name="T2">GABRIEL CAVALCANTE FURTADO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1</text:span></text:p>
          </table:table-cell>
          <table:table-cell office:value-type="string" calcext:value-type="string">
            <text:p><text:span text:style-name="T2">GABRIEL MARQUES DE PAIVA CORRE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39</text:span></text:p>
          </table:table-cell>
          <table:table-cell office:value-type="string" calcext:value-type="string">
            <text:p><text:span text:style-name="T2">HENRIQUE RIBEIRO DANTAS GOM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1</text:span></text:p>
          </table:table-cell>
          <table:table-cell office:value-type="string" calcext:value-type="string">
            <text:p><text:span text:style-name="T2">ISABELLE CRISTINA BARRETO FARIA CRUZ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0</text:span></text:p>
          </table:table-cell>
          <table:table-cell office:value-type="string" calcext:value-type="string">
            <text:p><text:span text:style-name="T2">JOAO GUILHERME LUCAS DUMA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5</text:span></text:p>
          </table:table-cell>
          <table:table-cell office:value-type="string" calcext:value-type="string">
            <text:p><text:span text:style-name="T2">JOAO PEDRO DE SA UGULINO FARIA DIA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8</text:span></text:p>
          </table:table-cell>
          <table:table-cell office:value-type="string" calcext:value-type="string">
            <text:p><text:span text:style-name="T2">JOAO VITOR MACHADO MARTIN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6</text:span></text:p>
          </table:table-cell>
          <table:table-cell office:value-type="string" calcext:value-type="string">
            <text:p><text:span text:style-name="T2">JORGE FERNANDO FERREIRA DE SOUZA RODRIGU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3</text:span></text:p>
          </table:table-cell>
          <table:table-cell office:value-type="string" calcext:value-type="string">
            <text:p><text:span text:style-name="T2">JULIA DE LIMA DORNAES RAMO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38</text:span></text:p>
          </table:table-cell>
          <table:table-cell office:value-type="string" calcext:value-type="string">
            <text:p><text:span text:style-name="T2">JULIA MOURA DA SILVA DE ABREU CAMPO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5</text:span></text:p>
          </table:table-cell>
          <table:table-cell office:value-type="string" calcext:value-type="string">
            <text:p><text:span text:style-name="T2">JULIANA OLIVEIRA PEREIR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2</text:span></text:p>
          </table:table-cell>
          <table:table-cell office:value-type="string" calcext:value-type="string">
            <text:p><text:span text:style-name="T2">KAUA DOS SANTOS CONCEICAO LIM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7</text:span></text:p>
          </table:table-cell>
          <table:table-cell office:value-type="string" calcext:value-type="string">
            <text:p><text:span text:style-name="T2">LIVIA DE SA UGULINO FARIA DIA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125063028</text:span></text:p>
          </table:table-cell>
          <table:table-cell office:value-type="string" calcext:value-type="string">
            <text:p><text:span text:style-name="T2">LUAN LOPES TAVAR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54</text:span></text:p>
          </table:table-cell>
          <table:table-cell office:value-type="string" calcext:value-type="string">
            <text:p><text:span text:style-name="T2">LUCAS DE QUEIROZ MARCHON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6</text:span></text:p>
          </table:table-cell>
          <table:table-cell office:value-type="string" calcext:value-type="string">
            <text:p><text:span text:style-name="T2">LUCAS WENDEL BARBOSA CAMPO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61</text:span></text:p>
          </table:table-cell>
          <table:table-cell office:value-type="string" calcext:value-type="string">
            <text:p><text:span text:style-name="T2">LUIZ GUSTAVO LEMES DE OLIVEIR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125063005</text:span></text:p>
          </table:table-cell>
          <table:table-cell office:value-type="string" calcext:value-type="string">
            <text:p><text:span text:style-name="T2">MARIA EDUARDA SILVA SOUZ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0</text:span></text:p>
          </table:table-cell>
          <table:table-cell office:value-type="string" calcext:value-type="string">
            <text:p><text:span text:style-name="T2">MARIO JORGE FERREIRA JUNIOR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64</text:span></text:p>
          </table:table-cell>
          <table:table-cell office:value-type="string" calcext:value-type="string">
            <text:p><text:span text:style-name="T2">MIGUEL FERNANDES ALDRED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37</text:span></text:p>
          </table:table-cell>
          <table:table-cell office:value-type="string" calcext:value-type="string">
            <text:p><text:span text:style-name="T2">RAJA KHALIL GEBARA NOVAES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4063041</text:span></text:p>
          </table:table-cell>
          <table:table-cell office:value-type="string" calcext:value-type="string">
            <text:p><text:span text:style-name="T2">RAQUEL DE OLIVEIRA COSTA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225063044</text:span></text:p>
          </table:table-cell>
          <table:table-cell office:value-type="string" calcext:value-type="string">
            <text:p><text:span text:style-name="T2">STEPHANY ROECHLING CERQUEIRA MELLO FERREIRA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 loext:blank-width-char="("> $</number:text>
      <number:fill-character> </number:fill-character>
      <number:text loext:blank-width-char=")1">-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0:12:29.288292850</meta:creation-date>
    <dc:date>2025-08-18T10:13:51.166282761</dc:date>
    <meta:editing-duration>PT1M21S</meta:editing-duration>
    <meta:editing-cycles>2</meta:editing-cycles>
    <meta:generator>LibreOffice/24.2.7.2$Linux_X86_64 LibreOffice_project/420$Build-2</meta:generator>
    <meta:document-statistic meta:table-count="1" meta:cell-count="68" meta:object-count="0"/>
  </office:meta>
</office:document-meta>
</file>